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2.12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r8" style:family="presentation" style:parent-style-name="Blueprint_20_Plans-outline1">
      <style:graphic-properties draw:fill-color="#f37b70" fo:min-height="11.929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/>
    </style:style>
    <style:style style:name="P5" style:family="paragraph">
      <loext:graphic-properties draw:fill-color="#f37b70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Programmcodevalidierung mit Coq</text:p>
          </draw:text-box>
        </draw:frame>
        <draw:frame presentation:style-name="pr2" draw:text-style-name="P2" draw:layer="layout" svg:width="25.199cm" svg:height="2.122cm" svg:x="1.4cm" svg:y="8.8cm" presentation:class="subtitle" presentation:user-transformed="true">
          <draw:text-box>
            <text:p text:style-name="P1">von Lukas Kiederle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ktueller technischer Stan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ngearbeitet in Coq</text:p>
              </text:list-item>
              <text:list-item>
                <text:p>Basic Proof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ktueller Stand der Arbe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ertige Latex Vorlage</text:p>
              </text:list-item>
              <text:list-item>
                <text:p>7 Seiten in total</text:p>
              </text:list-item>
              <text:list-item>
                <text:p>4 Seiten ausformulier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odo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ispiel Proof für eine Programmfunktion schreiben</text:p>
              </text:list-item>
              <text:list-item>
                <text:p>Ausformulier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7" draw:text-style-name="P4" draw:layer="layout" svg:width="19.999cm" svg:height="3.506cm" svg:x="3.556cm" svg:y="1.828cm" presentation:class="title" presentation:user-transformed="true">
          <draw:text-box>
            <text:p>Beispiel Proof</text:p>
          </draw:text-box>
        </draw:frame>
        <draw:frame presentation:style-name="pr8" draw:text-style-name="P5" draw:layer="layout" svg:width="25.199cm" svg:height="12.179cm" svg:x="1.524cm" svg:y="6.871cm" presentation:class="outline" presentation:user-transformed="true">
          <draw:text-box>
            <text:list text:style-name="L2">
              <text:list-header>
                <text:p><text:span text:style-name="T1">Für alle natürlichen Zahlen n, m, o</text:span> und den <text:span text:style-name="T1">Beziehungen:</text:span></text:p>
              </text:list-header>
              <text:list-item>
                <text:p><text:s text:c="2"/><text:span text:style-name="T1">n = m</text:span></text:p>
              </text:list-item>
              <text:list-item>
                <text:p><text:s text:c="2"/><text:span text:style-name="T1">m = o</text:span></text:p>
                <text:p><text:span text:style-name="T1">Gilt:</text:span></text:p>
              </text:list-item>
              <text:list-item>
                <text:p><text:s text:c="2"/><text:span text:style-name="T1">n + m = m + o.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5" presentation:class="page"/>
          <draw:frame presentation:style-name="pr3" draw:text-style-name="P7" draw:layer="layout" svg:width="16.799cm" svg:height="13.364cm" svg:x="2.1cm" svg:y="14.107cm" presentation:class="notes">
            <draw:text-box>
              <text:p text:style-name="P6">Hier ein Beispiel:</text:p>
              <text:p text:style-name="P6">- Leute lesen lassen</text:p>
              <text:p text:style-name="P6">- Wie würdet ihr beweisen, dass bei den gegebenen Mitteln, diese Funktion gilt?</text:p>
              <text:p text:style-name="P6">- Auf Antwort warten</text:p>
              <text:p text:style-name="P6">- Ich zeige es mal kurz in Coq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9T11:30:59.492309502</meta:creation-date>
    <meta:editing-duration>PT17M3S</meta:editing-duration>
    <meta:editing-cycles>9</meta:editing-cycles>
    <meta:generator>LibreOffice/6.0.7.3$Linux_X86_64 LibreOffice_project/00m0$Build-3</meta:generator>
    <dc:title>Blueprint Plans</dc:title>
    <dc:date>2019-11-29T11:48:05.505880904</dc:date>
    <meta:document-statistic meta:object-count="52"/>
  </office:meta>
</office:document-meta>
</file>